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429cm" style:rel-column-width="9362*"/>
    </style:style>
    <style:style style:name="Table2.G" style:family="table-column">
      <style:table-column-properties style:column-width="2.429cm" style:rel-column-width="936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8pt" style:text-underline-style="none" fo:font-weight="bold" officeooo:rsid="001275e9" officeooo:paragraph-rsid="00094dee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094dee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8pt" fo:font-style="normal" style:text-underline-style="none" fo:font-weight="bold" officeooo:rsid="001275e9" officeooo:paragraph-rsid="000a6866" style:font-size-asian="15.75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8pt" fo:font-style="normal" style:text-underline-style="none" fo:font-weight="bold" officeooo:rsid="0013ca1d" officeooo:paragraph-rsid="000a6866" style:font-size-asian="15.75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8pt" fo:font-style="normal" style:text-underline-style="none" fo:font-weight="bold" officeooo:rsid="0013ca1d" officeooo:paragraph-rsid="000bfcb0" style:font-size-asian="15.75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8pt" fo:font-style="normal" style:text-underline-style="none" fo:font-weight="bold" officeooo:rsid="0014ff9c" officeooo:paragraph-rsid="000a6866" style:font-size-asian="15.75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8pt" fo:font-style="normal" style:text-underline-style="none" fo:font-weight="bold" officeooo:rsid="000a6866" officeooo:paragraph-rsid="000a6866" style:font-size-asian="15.75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8pt" fo:font-style="normal" style:text-underline-style="none" fo:font-weight="normal" officeooo:rsid="001d3f93" officeooo:paragraph-rsid="000a6866" style:font-size-asian="15.75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8pt" fo:font-style="normal" style:text-underline-style="solid" style:text-underline-width="auto" style:text-underline-color="font-color" fo:font-weight="bold" officeooo:rsid="0014ff9c" officeooo:paragraph-rsid="000a6866" style:font-size-asian="15.75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weight="normal" officeooo:paragraph-rsid="00094dee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5pt" fo:font-weight="normal" officeooo:paragraph-rsid="00094dee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5pt" fo:font-style="normal" style:text-underline-style="none" fo:font-weight="normal" officeooo:rsid="0016cb02" officeooo:paragraph-rsid="000a6866" style:font-size-asian="13.1000003814697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5pt" fo:font-style="normal" style:text-underline-style="none" fo:font-weight="normal" officeooo:rsid="00185991" officeooo:paragraph-rsid="000a6866" style:font-size-asian="13.1000003814697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5pt" fo:font-style="normal" style:text-underline-style="none" fo:font-weight="normal" officeooo:rsid="0014ff9c" officeooo:paragraph-rsid="000a6866" style:font-size-asian="13.1000003814697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5pt" fo:font-style="normal" style:text-underline-style="none" fo:font-weight="normal" officeooo:rsid="000a6866" officeooo:paragraph-rsid="000a6866" style:font-size-asian="13.1000003814697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5pt" fo:font-style="normal" style:text-underline-style="none" fo:font-weight="normal" officeooo:rsid="0013ca1d" officeooo:paragraph-rsid="000bfcb0" style:font-size-asian="13.1000003814697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5pt" fo:font-style="normal" style:text-underline-style="none" fo:font-weight="normal" officeooo:rsid="000bfcb0" officeooo:paragraph-rsid="000bfcb0" style:font-size-asian="13.1000003814697pt" style:font-style-asian="normal" style:font-weight-asian="normal" style:font-size-complex="15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8pt" fo:font-style="normal" style:text-underline-style="none" fo:font-weight="normal" officeooo:rsid="0013ca1d" officeooo:paragraph-rsid="000a6866" style:font-size-asian="15.75pt" style:font-style-asian="normal" style:font-weight-asian="normal" style:font-size-complex="18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18pt" officeooo:rsid="001d3f93" officeooo:paragraph-rsid="000a6866" style:font-size-asian="15.75pt" style:font-size-complex="18pt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fo:font-size="18pt" officeooo:paragraph-rsid="000a6866" style:font-size-asian="15.75pt" style:font-size-complex="18pt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" fo:font-size="18pt" officeooo:rsid="001ef7fd" officeooo:paragraph-rsid="000a6866" style:font-size-asian="15.75pt" style:font-size-complex="18pt"/>
    </style:style>
    <style:style style:name="P22" style:family="paragraph" style:parent-style-name="Standard">
      <style:paragraph-properties fo:text-align="start" style:justify-single-word="false"/>
      <style:text-properties style:font-name="Arial" fo:font-size="15pt" fo:font-style="normal" style:text-underline-style="none" fo:font-weight="normal" officeooo:rsid="000a6866" officeooo:paragraph-rsid="000a6866" style:font-size-asian="13.1000003814697pt" style:font-style-asian="normal" style:font-weight-asian="normal" style:font-size-complex="15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5pt" fo:font-style="normal" style:text-underline-style="none" fo:font-weight="normal" officeooo:rsid="0014ff9c" officeooo:paragraph-rsid="000a6866" style:font-size-asian="13.1000003814697pt" style:font-style-asian="normal" style:font-weight-asian="normal" style:font-size-complex="15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5pt" fo:font-style="normal" style:text-underline-style="none" fo:font-weight="normal" officeooo:rsid="0014ff9c" officeooo:paragraph-rsid="000bfcb0" style:font-size-asian="13.1000003814697pt" style:font-style-asian="normal" style:font-weight-asian="normal" style:font-size-complex="15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8pt" fo:font-style="normal" style:text-underline-style="none" fo:font-weight="normal" officeooo:rsid="00185991" officeooo:paragraph-rsid="000a6866" style:font-size-asian="15.75pt" style:font-style-asian="normal" style:font-weight-asian="normal" style:font-size-complex="18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8pt" fo:font-style="normal" style:text-underline-style="none" fo:font-weight="bold" officeooo:rsid="0013ca1d" officeooo:paragraph-rsid="000bfcb0" style:font-size-asian="15.75pt" style:font-style-asian="normal" style:font-weight-asian="bold" style:font-size-complex="18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000000" fo:font-size="24pt" style:text-underline-style="solid" style:text-underline-width="auto" style:text-underline-color="font-color" fo:font-weight="bold" officeooo:rsid="001275e9" officeooo:paragraph-rsid="00094dee" style:font-size-asian="21pt" style:font-weight-asian="bold" style:font-size-complex="24pt" style:font-weight-complex="bold"/>
    </style:style>
    <style:style style:name="P28" style:family="paragraph">
      <style:paragraph-properties fo:text-align="center"/>
    </style:style>
    <style:style style:name="T1" style:family="text">
      <style:text-properties style:font-name="Arial" fo:font-size="15pt" fo:font-weight="normal" style:font-size-asian="13.1000003814697pt" style:font-weight-asian="normal" style:font-size-complex="15pt" style:font-weight-complex="normal"/>
    </style:style>
    <style:style style:name="T2" style:family="text">
      <style:text-properties style:font-name="Arial" fo:font-size="15pt" fo:font-weight="normal" officeooo:rsid="0014ff9c" style:font-size-asian="13.1000003814697pt" style:font-weight-asian="normal" style:font-size-complex="15pt" style:font-weight-complex="normal"/>
    </style:style>
    <style:style style:name="T3" style:family="text">
      <style:text-properties style:font-name="Arial" fo:font-size="15pt" fo:font-weight="normal" officeooo:rsid="0016cb02" style:font-size-asian="13.1000003814697pt" style:font-weight-asian="normal" style:font-size-complex="15pt" style:font-weight-complex="normal"/>
    </style:style>
    <style:style style:name="T4" style:family="text">
      <style:text-properties style:font-name="Arial" fo:font-size="15pt" fo:font-weight="normal" officeooo:rsid="001f86de" style:font-size-asian="13.1000003814697pt" style:font-weight-asian="normal" style:font-size-complex="15pt" style:font-weight-complex="normal"/>
    </style:style>
    <style:style style:name="T5" style:family="text">
      <style:text-properties style:font-name="Arial" fo:font-size="15pt" fo:font-weight="normal" officeooo:rsid="00164496" style:font-size-asian="13.1000003814697pt" style:font-weight-asian="normal" style:font-size-complex="15pt" style:font-weight-complex="normal"/>
    </style:style>
    <style:style style:name="T6" style:family="text">
      <style:text-properties style:font-name="Arial" fo:font-size="15pt" fo:font-weight="normal" officeooo:rsid="000eeb98" style:font-size-asian="13.1000003814697pt" style:font-weight-asian="normal" style:font-size-complex="15pt" style:font-weight-complex="normal"/>
    </style:style>
    <style:style style:name="T7" style:family="text">
      <style:text-properties style:font-name="Arial" fo:font-size="15pt" fo:font-weight="normal" style:font-size-asian="15pt" style:font-weight-asian="normal" style:font-size-complex="15pt" style:font-weight-complex="normal"/>
    </style:style>
    <style:style style:name="T8" style:family="text">
      <style:text-properties style:font-name="Arial" fo:font-size="15pt" style:text-underline-style="none" fo:font-weight="normal" style:font-size-asian="13.1000003814697pt" style:font-weight-asian="normal" style:font-size-complex="15pt" style:font-weight-complex="normal"/>
    </style:style>
    <style:style style:name="T9" style:family="text">
      <style:text-properties style:font-name="Arial" fo:font-size="15pt" style:text-underline-style="none" fo:font-weight="normal" officeooo:rsid="001275e9" style:font-size-asian="13.1000003814697pt" style:font-weight-asian="normal" style:font-size-complex="15pt" style:font-weight-complex="normal"/>
    </style:style>
    <style:style style:name="T10" style:family="text">
      <style:text-properties style:font-name="Arial" fo:font-size="15pt" style:text-underline-style="none" fo:font-weight="normal" officeooo:rsid="00185991" style:font-size-asian="13.1000003814697pt" style:font-weight-asian="normal" style:font-size-complex="15pt" style:font-weight-complex="normal"/>
    </style:style>
    <style:style style:name="T11" style:family="text">
      <style:text-properties style:font-name="Arial" fo:font-size="15pt" style:text-underline-style="none" fo:font-weight="normal" officeooo:rsid="001c4eda" style:font-size-asian="13.1000003814697pt" style:font-weight-asian="normal" style:font-size-complex="15pt" style:font-weight-complex="normal"/>
    </style:style>
    <style:style style:name="T12" style:family="text">
      <style:text-properties style:font-name="Arial" fo:font-size="15pt" style:text-underline-style="none" fo:font-weight="normal" officeooo:rsid="00164496" style:font-size-asian="13.1000003814697pt" style:font-weight-asian="normal" style:font-size-complex="15pt" style:font-weight-complex="normal"/>
    </style:style>
    <style:style style:name="T13" style:family="text">
      <style:text-properties style:font-name="Arial" fo:font-size="15pt" style:text-underline-style="none" fo:font-weight="normal" officeooo:rsid="000a6866" style:font-size-asian="13.1000003814697pt" style:font-weight-asian="normal" style:font-size-complex="15pt" style:font-weight-complex="normal"/>
    </style:style>
    <style:style style:name="T14" style:family="text">
      <style:text-properties style:font-name="Arial" fo:font-size="15pt" style:text-underline-style="none" fo:font-weight="normal" officeooo:rsid="00094dee" style:font-size-asian="13.1000003814697pt" style:font-weight-asian="normal" style:font-size-complex="15pt" style:font-weight-complex="normal"/>
    </style:style>
    <style:style style:name="T15" style:family="text">
      <style:text-properties style:font-name="Arial" fo:font-size="15pt" style:text-underline-style="solid" style:text-underline-width="auto" style:text-underline-color="font-color" fo:font-weight="normal" officeooo:rsid="000bfcb0" style:font-size-asian="13.1000003814697pt" style:font-weight-asian="normal" style:font-size-complex="15pt" style:font-weight-complex="normal"/>
    </style:style>
    <style:style style:name="T16" style:family="text">
      <style:text-properties fo:font-size="15pt" style:text-underline-style="none" fo:font-weight="normal" officeooo:rsid="001275e9" style:font-size-asian="13.1000003814697pt" style:font-weight-asian="normal" style:font-size-complex="15pt" style:font-weight-complex="normal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15pt" officeooo:rsid="00094dee" style:font-size-asian="15pt" style:font-size-complex="15pt"/>
    </style:style>
    <style:style style:name="T19" style:family="text">
      <style:text-properties fo:font-size="15pt" style:font-size-asian="13.1000003814697pt" style:font-size-complex="15pt"/>
    </style:style>
    <style:style style:name="T20" style:family="text">
      <style:text-properties fo:font-size="15pt" officeooo:rsid="00094dee" style:font-size-asian="13.1000003814697pt" style:font-size-complex="15pt"/>
    </style:style>
    <style:style style:name="T21" style:family="text">
      <style:text-properties fo:font-size="12pt" style:text-underline-style="none" fo:font-weight="bold" officeooo:rsid="001275e9" style:font-size-asian="10.5pt" style:font-weight-asian="bold" style:font-size-complex="12pt" style:font-weight-complex="bold"/>
    </style:style>
    <style:style style:name="T22" style:family="text">
      <style:text-properties fo:font-weight="normal" officeooo:rsid="00185991" style:font-weight-asian="normal" style:font-weight-complex="normal"/>
    </style:style>
    <style:style style:name="T23" style:family="text">
      <style:text-properties fo:font-weight="normal" officeooo:rsid="000a6866" style:font-weight-asian="normal" style:font-weight-complex="normal"/>
    </style:style>
    <style:style style:name="T24" style:family="text">
      <style:text-properties officeooo:rsid="000a6866"/>
    </style:style>
    <style:style style:name="T25" style:family="text">
      <style:text-properties officeooo:rsid="000bfcb0"/>
    </style:style>
    <style:style style:name="T26" style:family="text">
      <style:text-properties officeooo:rsid="0019a5ae"/>
    </style:style>
    <style:style style:name="T27" style:family="text">
      <style:text-properties fo:color="#800000"/>
    </style:style>
    <style:style style:name="T28" style:family="text">
      <style:text-properties fo:color="#3333ff"/>
    </style:style>
    <style:style style:name="T29" style:family="text">
      <style:text-properties fo:color="#0000cc"/>
    </style:style>
    <style:style style:name="T30" style:family="text">
      <style:text-properties fo:color="#0000cc" style:font-name="Arial" fo:font-size="15pt" fo:font-weight="normal" officeooo:rsid="00164496" style:font-size-asian="13.1000003814697pt" style:font-weight-asian="normal" style:font-size-complex="15pt" style:font-weight-complex="normal"/>
    </style:style>
    <style:style style:name="T31" style:family="text">
      <style:text-properties fo:color="#0000cc" style:font-name="Arial" fo:font-size="15pt" officeooo:rsid="00164496" style:font-size-asian="13.1000003814697pt" style:font-size-complex="15pt"/>
    </style:style>
    <style:style style:name="T32" style:family="text">
      <style:text-properties fo:color="#0000cc" style:font-name="Arial" fo:font-size="15pt" style:text-underline-style="none" fo:font-weight="normal" officeooo:rsid="00164496" style:font-size-asian="13.1000003814697pt" style:font-weight-asian="normal" style:font-size-complex="15pt" style:font-weight-complex="normal"/>
    </style:style>
    <style:style style:name="T33" style:family="text">
      <style:text-properties fo:color="#0000cc" style:font-name="Liberation Serif"/>
    </style:style>
    <style:style style:name="T34" style:family="text">
      <style:text-properties fo:color="#0000cc" style:font-name="Liberation Serif" fo:font-size="15pt" style:text-underline-style="none" fo:font-weight="normal" officeooo:rsid="00164496" style:font-size-asian="13.1000003814697pt" style:font-weight-asian="normal" style:font-size-complex="15pt" style:font-weight-complex="normal"/>
    </style:style>
    <style:style style:name="T35" style:family="text">
      <style:text-properties fo:color="#0000cc" style:font-name="Arial Black"/>
    </style:style>
    <style:style style:name="T36" style:family="text">
      <style:text-properties fo:color="#0000cc" style:font-name="Arial Black" fo:font-size="15pt" style:text-underline-style="none" fo:font-weight="normal" officeooo:rsid="00164496" style:font-size-asian="13.1000003814697pt" style:font-weight-asian="normal" style:font-size-complex="15pt" style:font-weight-complex="normal"/>
    </style:style>
    <style:style style:name="T37" style:family="text">
      <style:text-properties style:font-name="Liberation Serif"/>
    </style:style>
    <style:style style:name="T38" style:family="text">
      <style:text-properties style:font-name="Arial Black"/>
    </style:style>
    <style:style style:name="gr1" style:family="graphic">
      <style:graphic-properties svg:stroke-color="#111111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COLLEGE AUTOMATION SYSTEM</text:p>
      <text:p text:style-name="P1"><text:span text:style-name="T29">Abstract </text:span>:</text:p>
      <text:p text:style-name="P2"><text:span text:style-name="T21"><text:tab/></text:span><text:span text:style-name="T9">College</text:span><text:span text:style-name="T16"> </text:span><text:span text:style-name="T9">Automation System works on college area <text:s/>network. It consists information of Administrators,Staff </text:span><text:span text:style-name="T14">and Students. </text:span><text:span text:style-name="T7">Our main purpose is to create a software which will manage the working of these different modules. </text:span></text:p>
      <text:p text:style-name="P10"><text:span text:style-name="T17">This software manages the information about various users including faculties </text:span><text:span text:style-name="T18">and students.</text:span><text:span text:style-name="T17">The</text:span><text:span text:style-name="T18">se</text:span><text:span text:style-name="T17"> system is to reduce the paper work and to eliminate manual processes and to save significant staff time.College Automation System is the intranet based software which will help the </text:span><text:span text:style-name="T18">admin to view the all details about staff and students</text:span><text:span text:style-name="T17"> et</text:span><text:span text:style-name="T18">c. admin</text:span> <text:span text:style-name="T20">c</text:span><text:span text:style-name="T19">an</text:span><text:span text:style-name="T17"> find information about any student in few clicks. </text:span></text:p>
      <text:p text:style-name="P11"><text:tab/>We have given role based access to the system. Different roles are like student, faculty, admin etc. Every <text:s/>staff have username as email id and password with which he or she can access the system.</text:p>
      <text:p text:style-name="P18"/>
      <text:p text:style-name="P4"><text:span text:style-name="T29">Methodology </text:span>:</text:p>
      <text:p text:style-name="P3"><text:tab/><text:span text:style-name="T1">It is </text:span><text:span text:style-name="T6">possible</text:span><text:span text:style-name="T1"> of storing the particulars </text:span><text:span text:style-name="T6">while logging in.</text:span><text:span text:style-name="T1"> </text:span></text:p>
      <text:p text:style-name="P3"/>
      <text:p text:style-name="P3"><text:span text:style-name="T15">Page 1</text:span><text:span text:style-name="T2"> – </text:span><text:span text:style-name="T3">It displays t</text:span><text:span text:style-name="T4">wo</text:span><text:span text:style-name="T3"> links like Admin,Faculty.</text:span></text:p>
      <text:p text:style-name="P7"/>
      <text:p text:style-name="P7"><text:span text:style-name="T3">I</text:span><text:span text:style-name="T1">f you click on Admin it will goes to Admin login page.If you click on Faculity it will goes to Faulty login page.</text:span></text:p>
      <text:p text:style-name="P15"><text:tab/><text:tab/>In Both Admin and Faculty page login page as follows:</text:p>
      <text:p text:style-name="P7"><text:tab/> </text:p>
      <text:p text:style-name="P12"><draw:rect text:anchor-type="paragraph" draw:z-index="0" draw:style-name="gr1" draw:text-style-name="P28" svg:width="2.567cm" svg:height="0.556cm" svg:x="7.586cm" svg:y="0.046cm"><text:p/></draw:rect> <text:s text:c="11"/><text:tab/><text:tab/> <text:s text:c="4"/>LOGIN ID <text:s/>- <text:s text:c="2"/></text:p>
      <text:p text:style-name="P6"><draw:rect text:anchor-type="paragraph" draw:z-index="1" draw:style-name="gr1" draw:text-style-name="P28" svg:width="2.7cm" svg:height="0.556cm" svg:x="8.671cm" svg:y="0.152cm"><text:p/></draw:rect> <text:s text:c="28"/><text:span text:style-name="T22">PASSWORD - </text:span></text:p>
      <text:p text:style-name="P25"><text:s text:c="28"/></text:p>
      <text:p text:style-name="P6"><text:span text:style-name="T22"><text:tab/><text:tab/><text:tab/> <text:s text:c="4"/></text:span><text:span text:style-name="T23">Forgot Password ?</text:span></text:p>
      <text:p text:style-name="P9"/>
      <text:p text:style-name="P9"><text:span text:style-name="T36">Administrator</text:span><text:span text:style-name="T31"> </text:span><text:span text:style-name="T5">:</text:span><text:span text:style-name="T8"><text:tab/></text:span></text:p>
      <text:p text:style-name="P14"/>
      <text:p text:style-name="P9"><text:span text:style-name="T8"><text:s text:c="12"/></text:span><text:span text:style-name="T10">Here comes two links like Staff ,Student</text:span><text:span text:style-name="T8"> </text:span></text:p>
      <text:p text:style-name="P9"><text:span text:style-name="T8"><text:s text:c="12"/></text:span><text:span text:style-name="T10">When </text:span><text:span text:style-name="T13">Admin wants to see </text:span><text:span text:style-name="T10">Staf</text:span><text:span text:style-name="T11">f </text:span><text:span text:style-name="T13">details then he </text:span><text:span text:style-name="T10"><text:s/>c</text:span><text:span text:style-name="T13">lick on </text:span><text:span text:style-name="T10"><text:s/></text:span><text:span text:style-name="T13">a link</text:span><text:span text:style-name="T10"> <text:tab/><text:tab/></text:span><text:span text:style-name="T13">which </text:span><text:span text:style-name="T10">displays “Faculty list”</text:span></text:p>
      <text:p text:style-name="P13"><text:s text:c="12"/>Where Faculty list consists : <text:s/>Faculty <text:span text:style-name="T24">Name</text:span></text:p>
      <text:p text:style-name="P13"><text:tab/><text:tab/><text:tab/><text:tab/><text:tab/><text:tab/><text:tab/><text:span text:style-name="T24">Faculty ID</text:span></text:p>
      <text:p text:style-name="P9"><text:span text:style-name="T12"><text:s text:c="44"/></text:span><text:span text:style-name="T8"><text:s text:c="15"/>Attendence</text:span></text:p>
      <text:p text:style-name="P14"><text:tab/><text:tab/><text:tab/><text:tab/><text:tab/> <text:s text:c="15"/>Current Salary</text:p>
      <text:p text:style-name="P15"><text:soft-page-break/><text:span text:style-name="T33">Faculty Details</text:span>:</text:p>
      <text:p text:style-name="P15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9"><text:s text:c="4"/>S.no(int)</text:p>
          </table:table-cell>
          <table:table-cell table:style-name="Table1.A1" office:value-type="string">
            <text:p text:style-name="P19">Name(varchar[20])</text:p>
          </table:table-cell>
          <table:table-cell table:style-name="Table1.A1" office:value-type="string">
            <text:p text:style-name="P19"><text:s text:c="3"/>Id (int)</text:p>
          </table:table-cell>
          <table:table-cell table:style-name="Table1.A1" office:value-type="string">
            <text:p text:style-name="P19">salary(float)</text:p>
          </table:table-cell>
          <table:table-cell table:style-name="Table1.E1" office:value-type="string">
            <text:p text:style-name="P19">Attendance</text:p>
            <text:p text:style-name="P19">(float)</text:p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E2" office:value-type="string">
            <text:p text:style-name="P20"/>
          </table:table-cell>
        </table:table-row>
      </table:table>
      <text:p text:style-name="P8"/>
      <text:p text:style-name="P9"><text:span text:style-name="T10">When </text:span><text:span text:style-name="T13">Admin wants to see </text:span><text:span text:style-name="T10">S</text:span><text:span text:style-name="T13">tudent</text:span><text:span text:style-name="T11"> </text:span><text:span text:style-name="T13">details then he </text:span><text:span text:style-name="T10">c</text:span><text:span text:style-name="T13">lick on </text:span><text:span text:style-name="T10"><text:s/></text:span><text:span text:style-name="T13">a link</text:span><text:span text:style-name="T10"> <text:tab/><text:tab/></text:span><text:span text:style-name="T13">which </text:span><text:span text:style-name="T10">displays “</text:span><text:span text:style-name="T13">Student</text:span><text:span text:style-name="T10"> list”</text:span></text:p>
      <text:p text:style-name="P13"><text:s text:c="12"/>Where <text:span text:style-name="T24">Student</text:span> list consists : <text:s text:c="2"/><text:span text:style-name="T24">Student</text:span> <text:span text:style-name="T24">Name</text:span></text:p>
      <text:p text:style-name="P13"><text:tab/><text:tab/><text:tab/><text:tab/><text:tab/><text:tab/><text:tab/><text:span text:style-name="T24"> Student ID</text:span></text:p>
      <text:p text:style-name="P9"><text:span text:style-name="T12"><text:s text:c="44"/></text:span><text:span text:style-name="T8"><text:s text:c="17"/></text:span><text:span text:style-name="T13">Year of Joining and Passing</text:span></text:p>
      <text:p text:style-name="P14"><text:tab/><text:tab/><text:tab/><text:tab/><text:tab/> <text:s text:c="18"/><text:span text:style-name="T24">C.GPA</text:span></text:p>
      <text:p text:style-name="P14"><text:tab/><text:tab/><text:tab/><text:tab/><text:tab/><text:tab/><text:tab/> <text:s/><text:span text:style-name="T24">Fee Due</text:span></text:p>
      <text:p text:style-name="P14"/>
      <text:p text:style-name="P8"><text:span text:style-name="T33">Student details</text:span>:</text:p>
      <text:p text:style-name="P8"/>
      <table:table table:name="Table2" table:style-name="Table2">
        <table:table-column table:style-name="Table2.A" table:number-columns-repeated="6"/>
        <table:table-column table:style-name="Table2.G"/>
        <table:table-row>
          <table:table-cell table:style-name="Table2.A1" office:value-type="string">
            <text:p text:style-name="P19"><text:s text:c="2"/>S.no</text:p>
            <text:p text:style-name="P19">(int)</text:p>
          </table:table-cell>
          <table:table-cell table:style-name="Table2.A1" office:value-type="string">
            <text:p text:style-name="P19">Name(varchar[20])</text:p>
          </table:table-cell>
          <table:table-cell table:style-name="Table2.A1" office:value-type="string">
            <text:p text:style-name="P19"><text:s text:c="2"/>Id(int)</text:p>
          </table:table-cell>
          <table:table-cell table:style-name="Table2.A1" office:value-type="string">
            <text:p text:style-name="P19">Year of Joining</text:p>
            <text:p text:style-name="P19">(int)</text:p>
          </table:table-cell>
          <table:table-cell table:style-name="Table2.A1" office:value-type="string">
            <text:p text:style-name="P21">Year of <text:s text:c="2"/></text:p>
            <text:p text:style-name="P21">passing(int) <text:s text:c="2"/></text:p>
          </table:table-cell>
          <table:table-cell table:style-name="Table2.A1" office:value-type="string">
            <text:p text:style-name="P21">C.GPA</text:p>
            <text:p text:style-name="P21">(Float)</text:p>
          </table:table-cell>
          <table:table-cell table:style-name="Table2.G1" office:value-type="string">
            <text:p text:style-name="P21">Fee Due</text:p>
            <text:p text:style-name="P21">(Float)</text:p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G2" office:value-type="string">
            <text:p text:style-name="P20"/>
          </table:table-cell>
        </table:table-row>
      </table:table>
      <text:p text:style-name="P14"/>
      <text:p text:style-name="P14"/>
      <text:p text:style-name="P17"><text:span text:style-name="T35">Staff</text:span> <text:s/>:</text:p>
      <text:p text:style-name="P17"/>
      <text:p text:style-name="P17"><text:tab/>If they are login with as staff then that Faculty details will be displayed. <text:s/>The table is as meantion in above like that.</text:p>
      <text:p text:style-name="P24"><text:s/></text:p>
      <text:p text:style-name="P5"><text:span text:style-name="T33">Worthiness</text:span> :</text:p>
      <text:p text:style-name="P16"><text:tab/>1.Reduces Time complexity during maintenance of records.</text:p>
      <text:p text:style-name="P16"><text:tab/><text:span text:style-name="T26">2 </text:span>.Even in the absence of Login account outers can be able to get <text:tab/> <text:s text:c="2"/>knowledge about the college.</text:p>
      <text:p text:style-name="P16"/>
      <text:p text:style-name="P5"><text:span text:style-name="T33">Technology Standards</text:span> :</text:p>
      <text:p text:style-name="P16"><text:tab/></text:p>
      <text:p text:style-name="P16"><text:tab/>Frontend : HTML ,CSS,<text:span text:style-name="T25">Bootstrap.</text:span></text:p>
      <text:p text:style-name="P16"><text:tab/>Backend : <text:span text:style-name="T26">Python,Django,</text:span>Mysql.</text:p>
      <text:p text:style-name="P1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8:26:49.101952826</meta:creation-date>
    <dc:date>2019-05-09T20:05:40.490245514</dc:date>
    <meta:editing-duration>PT10M41S</meta:editing-duration>
    <meta:editing-cycles>4</meta:editing-cycles>
    <meta:generator>LibreOffice/4.2.7.2$Linux_x86 LibreOffice_project/420m0$Build-2</meta:generator>
    <meta:document-statistic meta:table-count="2" meta:image-count="0" meta:object-count="0" meta:page-count="2" meta:paragraph-count="59" meta:word-count="356" meta:character-count="2524" meta:non-whitespace-character-count="1840"/>
  </office:meta>
</office:document-meta>
</file>